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c738b" officeooo:paragraph-rsid="000c738b"/>
    </style:style>
    <style:style style:name="P2" style:family="paragraph" style:parent-style-name="Title">
      <style:text-properties officeooo:rsid="000c738b" officeooo:paragraph-rsid="000c738b"/>
    </style:style>
    <style:style style:name="T1" style:family="text">
      <style:text-properties officeooo:rsid="000ccf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ausdokumentti</text:p>
      <text:p text:style-name="P1"/>
      <text:p text:style-name="P1">Yksikkotestaus on tehty melko kattavasti kaikkien niiden metodien osalta, joissa tehdään jotain tärkeää (muutakin kuin Get tai Set). <text:s/>Algoritmin toimivutta on testattu yksikkötestauksella testaamalla, onko saatu nimi mahdollinen, eli löytyvätkö kaikki merkkijonon pätkät puusta. Lisäksi kaikkien luokkien ja niiden metodien toimivuutta on testattu main:ssa antamalla eri arvoja ja laskemalla itse manuaalisti, menikö kaikki oikein. Esimerkiksi osaako juurisolmu hakea oman lapsensa, tai lisätäänkö kirjaimet oikeille tasoille kussakin puussa. <text:span text:style-name="T1">Testit voidaan helposti toistaa tai tehdä laajempana muokkaamalla testauskoodi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2:28:26.614868506</meta:creation-date>
    <dc:date>2022-10-27T13:26:58.010439862</dc:date>
    <meta:editing-duration>PT38M11S</meta:editing-duration>
    <meta:editing-cycles>1</meta:editing-cycles>
    <meta:document-statistic meta:table-count="0" meta:image-count="0" meta:object-count="0" meta:page-count="1" meta:paragraph-count="2" meta:word-count="77" meta:character-count="640" meta:non-whitespace-character-count="564"/>
    <meta:generator>LibreOffice/7.3.6.2$Linux_X86_64 LibreOffice_project/30$Build-2</meta:generator>
  </office:meta>
</office:document-meta>
</file>